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53" table:formula="of:=[.C15]-[.F15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5])" office:value-type="float" office:value="0" calcext:value-type="float">
            <text:p>-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57:23.882124200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57:23.88852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0:38</meta:creation-date>
    <dc:date>2025-08-29T15:57:54.066467200</dc:date>
    <dc:language>pt-PT</dc:language>
    <meta:editing-cycles>615</meta:editing-cycles>
    <meta:editing-duration>P1DT15H36M15S</meta:editing-duration>
    <meta:document-statistic meta:table-count="1" meta:cell-count="111" meta:object-count="0"/>
    <meta:user-defined meta:name="Info 0"/>
    <meta:user-defined meta:name="Info 1"/>
    <meta:user-defined meta:name="Info 2"/>
    <meta:user-defined meta:name="Info 3"/>
  </office:meta>
</office:document-meta>
</file>